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dormir ne repose pas<text:line-break/>entre le lever et le coucher un ogre invisible<text:line-break/>avale les heures<text:line-break/>avale la lumière<text:line-break/>tu souviens-tu le soleil ce matin<text:line-break/>avait recouvert les nuages à la feuille d'or<text:line-break/>juste pour te faire sentir<text:line-break/>combien<text:line-break/>ta journée est vaine<text:line-break/>absurde<text:line-break/>illusoire<text:line-break/>fatigué de courir pour ne rien faire<text:line-break/>d'utile<text:line-break/>ne nourrir personne mais au contraire<text:line-break/>participer au grand dessèchement<text:line-break/>toujours plus vite plus vite transformer<text:line-break/>la jungle en désert<text:line-break/>le vin en eau<text:line-break/>potable pour rincer le bitume<text:line-break/>le plaisir qui s'écoule avec les feuilles mortes<text:line-break/>les vieux mégots<text:line-break/>les papiers gras des hamburgers<text:line-break/>les papiers plombés des pravda gratuites<text:line-break/>comme la violence<text:line-break/>dormir ne repose pas<text:line-break/>de cet épuisement stérile<text:line-break/>dormir ne repose p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dormir ne repose pas<text:tab/><text:tab/>jeudi 07 octobre 2010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7T20:30:19</meta:creation-date>
    <dc:title>prise2notes</dc:title>
    <meta:editing-duration>PT00H02M13S</meta:editing-duration>
    <meta:editing-cycles>2</meta:editing-cycles>
    <meta:generator>OpenOffice.org/3.2$Linux OpenOffice.org_project/320m12$Build-9483</meta:generator>
    <meta:initial-creator>iGor </meta:initial-creator>
    <meta:document-statistic meta:table-count="0" meta:image-count="0" meta:object-count="0" meta:page-count="1" meta:paragraph-count="3" meta:word-count="128" meta:character-count="746"/>
    <dc:date>2010-10-07T21:03:03</dc:date>
    <dc:creator>iGor </dc:creator>
  </office:meta>
</office:document-meta>
</file>